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Daily Scrum Meeting 1:</text:p>
      <text:p text:style-name="Standard">Gruppe 1: Epic2 Story 2 JUNIT Test wirft Fehler. Diese werden bearbeitet</text:p>
      <text:p text:style-name="Standard">Gruppe 2: Implementation für Epic2 UserStory 3 abgeschlossen, Tests werden ausgeführt</text:p>
      <text:p text:style-name="Standard">Gruppe 3: Eclipse Probleme, Weitere Arbeit an der Story erforderlich</text:p>
      <text:p text:style-name="Standard"/>
      <text:p text:style-name="Standard">Daily Scrum Meeting 2:</text:p>
      <text:p text:style-name="Standard">Gruppe 3: Eclipse Probleme weiterhin bestehend. Moral am Tiefpunkt</text:p>
      <text:p text:style-name="Standard">Gruppe 2: Gruppe 1 Unterstützung. Unterstützung für Gruppe 3 aufgegeben.</text:p>
      <text:p text:style-name="Standard">Gruppe 1: Story 2 Methode musste angepasst werden,<text:s/>Methode funktioniert wieder erfolgreich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rid Abdelgaffar</meta:initial-creator>
    <dc:creator>Farid Abdelgaffar</dc:creator>
    <meta:creation-date>2018-02-03T11:05:00Z</meta:creation-date>
    <dc:date>2018-02-03T11:05:00Z</dc:date>
    <meta:template xlink:href="Normal" xlink:type="simple"/>
    <meta:editing-cycles>2</meta:editing-cycles>
    <meta:editing-duration>PT0S</meta:editing-duration>
    <meta:document-statistic meta:page-count="1" meta:paragraph-count="1" meta:word-count="69" meta:character-count="505" meta:row-count="3" meta:non-whitespace-character-count="437"/>
  </office:meta>
</office:document-meta>
</file>